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55pt"/>
    </style:style>
    <style:style style:name="co2" style:family="table-column">
      <style:table-column-properties fo:break-before="auto" style:column-width="40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5.81pt"/>
    </style:style>
    <style:style style:name="co6" style:family="table-column">
      <style:table-column-properties fo:break-before="auto" style:column-width="48.19pt"/>
    </style:style>
    <style:style style:name="co7" style:family="table-column">
      <style:table-column-properties fo:break-before="auto" style:column-width="51.59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3"/>
    <style:style style:name="ce3" style:family="table-cell" style:parent-style-name="Default">
      <style:table-cell-properties fo:background-color="#fff200"/>
    </style:style>
    <style:style style:name="ce4" style:family="table-cell" style:parent-style-name="Default" style:data-style-name="N43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Case1</text:p>
          </table:table-cell>
          <table:covered-table-cell office:value-type="string" calcext:value-type="string">
            <text:p>Case2</text:p>
          </table:covered-table-cell>
          <table:covered-table-cell table:number-columns-repeated="2" table:style-name="Default"/>
          <table:covered-table-cell office:value-type="string" calcext:value-type="string">
            <text:p>Case3</text:p>
          </table:covered-table-cell>
          <table:table-cell table:style-name="ce1" office:value-type="string" calcext:value-type="string" table:number-columns-spanned="5" table:number-rows-spanned="1">
            <text:p>case2</text:p>
          </table:table-cell>
          <table:covered-table-cell/>
          <table:covered-table-cell table:number-columns-repeated="2" table:style-name="Default"/>
          <table:covered-table-cell/>
          <table:table-cell table:style-name="ce1" office:value-type="string" calcext:value-type="string" table:number-columns-spanned="5" table:number-rows-spanned="1">
            <text:p>case3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/>
          <table:table-cell table:style-name="ce1" office:value-type="string" calcext:value-type="string">
            <text:p>Processing</text:p>
          </table:table-cell>
          <table:table-cell office:value-type="string" calcext:value-type="string">
            <text:p>Attaching</text:p>
          </table:table-cell>
          <table:table-cell table:style-name="Default" office:value-type="string" calcext:value-type="string">
            <text:p>T-attach</text:p>
          </table:table-cell>
          <table:table-cell table:style-name="Default" office:value-type="string" calcext:value-type="string">
            <text:p>T-confirm</text:p>
          </table:table-cell>
          <table:table-cell office:value-type="string" calcext:value-type="string">
            <text:p>Confirming</text:p>
          </table:table-cell>
          <table:table-cell table:style-name="ce1" office:value-type="string" calcext:value-type="string">
            <text:p>Processing</text:p>
          </table:table-cell>
          <table:table-cell office:value-type="string" calcext:value-type="string">
            <text:p>Attaching</text:p>
          </table:table-cell>
          <table:table-cell table:style-name="Default" table:number-columns-repeated="2"/>
          <table:table-cell office:value-type="string" calcext:value-type="string">
            <text:p>Confirming</text:p>
          </table:table-cell>
          <table:table-cell table:style-name="ce1" office:value-type="string" calcext:value-type="string">
            <text:p>Processing</text:p>
          </table:table-cell>
          <table:table-cell office:value-type="string" calcext:value-type="string">
            <text:p>Attaching</text:p>
          </table:table-cell>
          <table:table-cell table:style-name="Default" table:number-columns-repeated="2"/>
          <table:table-cell office:value-type="string" calcext:value-type="string">
            <text:p>Confirming</text:p>
          </table:table-cell>
        </table:table-row>
        <table:table-row table:style-name="ro1">
          <table:table-cell office:value-type="string" calcext:value-type="string">
            <text:p>Exp.1</text:p>
          </table:table-cell>
          <table:table-cell office:value-type="float" office:value="716" calcext:value-type="float">
            <text:p>716</text:p>
          </table:table-cell>
          <table:table-cell office:value-type="float" office:value="5311" calcext:value-type="float">
            <text:p>5311</text:p>
          </table:table-cell>
          <table:table-cell office:value-type="time" office:time-value="PT15H24M40S" calcext:value-type="time">
            <text:p>03:24:40 PM</text:p>
          </table:table-cell>
          <table:table-cell office:value-type="time" office:time-value="PT15H26M32S" calcext:value-type="time">
            <text:p>03:26:32 PM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5086" calcext:value-type="float">
            <text:p>5086</text:p>
          </table:table-cell>
          <table:table-cell office:value-type="time" office:time-value="PT15H24M46S" calcext:value-type="time">
            <text:p>03:24:46 PM</text:p>
          </table:table-cell>
          <table:table-cell office:value-type="time" office:time-value="PT15H26M32S" calcext:value-type="time">
            <text:p>03:26:32 PM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44050" calcext:value-type="float">
            <text:p>44050</text:p>
          </table:table-cell>
          <table:table-cell office:value-type="time" office:time-value="PT15H24M53S" calcext:value-type="time">
            <text:p>03:24:53 PM</text:p>
          </table:table-cell>
          <table:table-cell office:value-type="time" office:time-value="PT15H26M32S" calcext:value-type="time">
            <text:p>03:26:32 PM</text:p>
          </table:table-cell>
          <table:table-cell/>
        </table:table-row>
        <table:table-row table:style-name="ro1">
          <table:table-cell office:value-type="string" calcext:value-type="string">
            <text:p>Exp.2</text:p>
          </table:table-cell>
          <table:table-cell office:value-type="float" office:value="779" calcext:value-type="float">
            <text:p>779</text:p>
          </table:table-cell>
          <table:table-cell office:value-type="float" office:value="29888" calcext:value-type="float">
            <text:p>29888</text:p>
          </table:table-cell>
          <table:table-cell office:value-type="time" office:time-value="PT15H32M15S" calcext:value-type="time">
            <text:p>03:32:15 PM</text:p>
          </table:table-cell>
          <table:table-cell office:value-type="time" office:time-value="PT15H43M32S" calcext:value-type="time">
            <text:p>03:43:32 PM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float" office:value="4758" calcext:value-type="float">
            <text:p>4758</text:p>
          </table:table-cell>
          <table:table-cell office:value-type="time" office:time-value="PT15H32M29S" calcext:value-type="time">
            <text:p>03:32:29 PM</text:p>
          </table:table-cell>
          <table:table-cell office:value-type="time" office:time-value="PT15H43M32S" calcext:value-type="time">
            <text:p>03:43:32 PM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5096" calcext:value-type="float">
            <text:p>5096</text:p>
          </table:table-cell>
          <table:table-cell office:value-type="time" office:time-value="PT15H32M35S" calcext:value-type="time">
            <text:p>03:32:35 PM</text:p>
          </table:table-cell>
          <table:table-cell office:value-type="time" office:time-value="PT15H43M32S" calcext:value-type="time">
            <text:p>03:43:32 PM</text:p>
          </table:table-cell>
          <table:table-cell/>
        </table:table-row>
        <table:table-row table:style-name="ro1">
          <table:table-cell office:value-type="string" calcext:value-type="string">
            <text:p>Exp.3</text:p>
          </table:table-cell>
          <table:table-cell office:value-type="float" office:value="965" calcext:value-type="float">
            <text:p>965</text:p>
          </table:table-cell>
          <table:table-cell office:value-type="float" office:value="5893" calcext:value-type="float">
            <text:p>5893</text:p>
          </table:table-cell>
          <table:table-cell office:value-type="time" office:time-value="PT15H47M41S" calcext:value-type="time">
            <text:p>03:47:41 PM</text:p>
          </table:table-cell>
          <table:table-cell office:value-type="time" office:time-value="PT15H48M30S" calcext:value-type="time">
            <text:p>03:48:30 PM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7106" calcext:value-type="float">
            <text:p>37106</text:p>
          </table:table-cell>
          <table:table-cell office:value-type="time" office:time-value="PT15H48M20S" calcext:value-type="time">
            <text:p>03:48:20 PM</text:p>
          </table:table-cell>
          <table:table-cell office:value-type="time" office:time-value="PT15H49M46S" calcext:value-type="time">
            <text:p>03:49:46 PM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4906" calcext:value-type="float">
            <text:p>4906</text:p>
          </table:table-cell>
          <table:table-cell office:value-type="time" office:time-value="PT15H48M27S" calcext:value-type="time">
            <text:p>03:48:27 PM</text:p>
          </table:table-cell>
          <table:table-cell office:value-type="time" office:time-value="PT15H49M46S" calcext:value-type="time">
            <text:p>03:49:46 PM</text:p>
          </table:table-cell>
          <table:table-cell/>
        </table:table-row>
        <table:table-row table:style-name="ro1">
          <table:table-cell office:value-type="string" calcext:value-type="string">
            <text:p>Exp.4</text:p>
          </table:table-cell>
          <table:table-cell office:value-type="float" office:value="810" calcext:value-type="float">
            <text:p>810</text:p>
          </table:table-cell>
          <table:table-cell office:value-type="float" office:value="5039" calcext:value-type="float">
            <text:p>5039</text:p>
          </table:table-cell>
          <table:table-cell office:value-type="time" office:time-value="PT15H52M30S" calcext:value-type="time">
            <text:p>03:52:30 PM</text:p>
          </table:table-cell>
          <table:table-cell office:value-type="time" office:time-value="PT15H53M59S" calcext:value-type="time">
            <text:p>03:53:59 PM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43949" calcext:value-type="float">
            <text:p>43949</text:p>
          </table:table-cell>
          <table:table-cell office:value-type="time" office:time-value="PT15H52M36S" calcext:value-type="time">
            <text:p>03:52:36 PM</text:p>
          </table:table-cell>
          <table:table-cell office:value-type="time" office:time-value="PT15H55M41S" calcext:value-type="time">
            <text:p>03:55:41 PM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5375" calcext:value-type="float">
            <text:p>5375</text:p>
          </table:table-cell>
          <table:table-cell office:value-type="time" office:time-value="PT15H53M22S" calcext:value-type="time">
            <text:p>03:53:22 PM</text:p>
          </table:table-cell>
          <table:table-cell office:value-type="time" office:time-value="PT15H53M59S" calcext:value-type="time">
            <text:p>03:53:59 PM</text:p>
          </table:table-cell>
          <table:table-cell/>
        </table:table-row>
        <table:table-row table:style-name="ro1">
          <table:table-cell office:value-type="string" calcext:value-type="string">
            <text:p>Exp.5</text:p>
          </table:table-cell>
          <table:table-cell office:value-type="float" office:value="799" calcext:value-type="float">
            <text:p>799</text:p>
          </table:table-cell>
          <table:table-cell office:value-type="float" office:value="8596" calcext:value-type="float">
            <text:p>8596</text:p>
          </table:table-cell>
          <table:table-cell office:value-type="time" office:time-value="PT16H16M13S" calcext:value-type="time">
            <text:p>04:16:13 PM</text:p>
          </table:table-cell>
          <table:table-cell office:value-type="time" office:time-value="PT16H16M59S" calcext:value-type="time">
            <text:p>04:16:59 PM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084" calcext:value-type="float">
            <text:p>5084</text:p>
          </table:table-cell>
          <table:table-cell office:value-type="time" office:time-value="PT16H16M20S" calcext:value-type="time">
            <text:p>04:16:20 PM</text:p>
          </table:table-cell>
          <table:table-cell office:value-type="time" office:time-value="PT16H19M31S" calcext:value-type="time">
            <text:p>04:19:31 PM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5007" calcext:value-type="float">
            <text:p>5007</text:p>
          </table:table-cell>
          <table:table-cell office:value-type="time" office:time-value="PT16H16M27S" calcext:value-type="time">
            <text:p>04:16:27 PM</text:p>
          </table:table-cell>
          <table:table-cell office:value-type="time" office:time-value="PT16H19M31S" calcext:value-type="time">
            <text:p>04:19:31 PM</text:p>
          </table:table-cell>
          <table:table-cell/>
        </table:table-row>
        <table:table-row table:style-name="ro1">
          <table:table-cell office:value-type="string" calcext:value-type="string">
            <text:p>Exp.6</text:p>
          </table:table-cell>
          <table:table-cell office:value-type="float" office:value="797" calcext:value-type="float">
            <text:p>797</text:p>
          </table:table-cell>
          <table:table-cell office:value-type="float" office:value="4704" calcext:value-type="float">
            <text:p>4704</text:p>
          </table:table-cell>
          <table:table-cell office:value-type="time" office:time-value="PT16H25M19S" calcext:value-type="time">
            <text:p>04:25:19 PM</text:p>
          </table:table-cell>
          <table:table-cell office:value-type="time" office:time-value="PT16H26M34S" calcext:value-type="time">
            <text:p>04:26:34 PM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8029" calcext:value-type="float">
            <text:p>48029</text:p>
          </table:table-cell>
          <table:table-cell office:value-type="time" office:time-value="PT16H25M57S" calcext:value-type="time">
            <text:p>04:25:57 PM</text:p>
          </table:table-cell>
          <table:table-cell office:value-type="time" office:time-value="PT16H28M08S" calcext:value-type="time">
            <text:p>04:28:08 PM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4470" calcext:value-type="float">
            <text:p>4470</text:p>
          </table:table-cell>
          <table:table-cell office:value-type="time" office:time-value="PT16H26M15S" calcext:value-type="time">
            <text:p>04:26:15 PM</text:p>
          </table:table-cell>
          <table:table-cell office:value-type="time" office:time-value="PT16H28M08S" calcext:value-type="time">
            <text:p>04:28:08 PM</text:p>
          </table:table-cell>
          <table:table-cell/>
        </table:table-row>
        <table:table-row table:style-name="ro1">
          <table:table-cell office:value-type="string" calcext:value-type="string">
            <text:p>Exp.7</text:p>
          </table:table-cell>
          <table:table-cell office:value-type="float" office:value="721" calcext:value-type="float">
            <text:p>721</text:p>
          </table:table-cell>
          <table:table-cell office:value-type="float" office:value="12720" calcext:value-type="float">
            <text:p>12720</text:p>
          </table:table-cell>
          <table:table-cell office:value-type="time" office:time-value="PT16H32M14S" calcext:value-type="time">
            <text:p>04:32:14 PM</text:p>
          </table:table-cell>
          <table:table-cell office:value-type="time" office:time-value="PT16H33M02S" calcext:value-type="time">
            <text:p>04:33:02 PM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4642" calcext:value-type="float">
            <text:p>4642</text:p>
          </table:table-cell>
          <table:table-cell office:value-type="time" office:time-value="PT16H32M20S" calcext:value-type="time">
            <text:p>04:32:20 PM</text:p>
          </table:table-cell>
          <table:table-cell office:value-type="time" office:time-value="PT16H33M02S" calcext:value-type="time">
            <text:p>04:33:02 PM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float" office:value="52357" calcext:value-type="float">
            <text:p>52357</text:p>
          </table:table-cell>
          <table:table-cell office:value-type="time" office:time-value="PT16H32M27S" calcext:value-type="time">
            <text:p>04:32:27 PM</text:p>
          </table:table-cell>
          <table:table-cell office:value-type="time" office:time-value="PT16H35M00S" calcext:value-type="time">
            <text:p>04:35:00 PM</text:p>
          </table:table-cell>
          <table:table-cell/>
        </table:table-row>
        <table:table-row table:style-name="ro1">
          <table:table-cell office:value-type="string" calcext:value-type="string">
            <text:p>Exp.8</text:p>
          </table:table-cell>
          <table:table-cell office:value-type="float" office:value="771" calcext:value-type="float">
            <text:p>771</text:p>
          </table:table-cell>
          <table:table-cell office:value-type="float" office:value="4947" calcext:value-type="float">
            <text:p>4947</text:p>
          </table:table-cell>
          <table:table-cell office:value-type="time" office:time-value="PT16H53M10S" calcext:value-type="time">
            <text:p>04:53:10 PM</text:p>
          </table:table-cell>
          <table:table-cell office:value-type="time" office:time-value="PT16H55M01S" calcext:value-type="time">
            <text:p>04:55:01 PM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4576" calcext:value-type="float">
            <text:p>4576</text:p>
          </table:table-cell>
          <table:table-cell office:value-type="time" office:time-value="PT16H53M17S" calcext:value-type="time">
            <text:p>04:53:17 PM</text:p>
          </table:table-cell>
          <table:table-cell office:value-type="time" office:time-value="PT16H55M01S" calcext:value-type="time">
            <text:p>04:55:01 PM</text:p>
          </table:table-cell>
          <table:table-cell/>
          <table:table-cell office:value-type="float" office:value="1385" calcext:value-type="float">
            <text:p>1385</text:p>
          </table:table-cell>
          <table:table-cell office:value-type="float" office:value="52567" calcext:value-type="float">
            <text:p>52567</text:p>
          </table:table-cell>
          <table:table-cell office:value-type="time" office:time-value="PT16H54M11S" calcext:value-type="time">
            <text:p>04:54:11 PM</text:p>
          </table:table-cell>
          <table:table-cell office:value-type="time" office:time-value="PT16H55M01S" calcext:value-type="time">
            <text:p>04:55:01 PM</text:p>
          </table:table-cell>
          <table:table-cell/>
        </table:table-row>
        <table:table-row table:style-name="ro1">
          <table:table-cell office:value-type="string" calcext:value-type="string">
            <text:p>Exp.9</text:p>
          </table:table-cell>
          <table:table-cell office:value-type="float" office:value="828" calcext:value-type="float">
            <text:p>828</text:p>
          </table:table-cell>
          <table:table-cell office:value-type="float" office:value="33941" calcext:value-type="float">
            <text:p>33941</text:p>
          </table:table-cell>
          <table:table-cell office:value-type="time" office:time-value="PT17H27M01S" calcext:value-type="time">
            <text:p>05:27:01 PM</text:p>
          </table:table-cell>
          <table:table-cell office:value-type="time" office:time-value="PT17H30M36S" calcext:value-type="time">
            <text:p>05:30:36 PM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4403" calcext:value-type="float">
            <text:p>4403</text:p>
          </table:table-cell>
          <table:table-cell office:value-type="time" office:time-value="PT17H27M07S" calcext:value-type="time">
            <text:p>05:27:07 PM</text:p>
          </table:table-cell>
          <table:table-cell office:value-type="time" office:time-value="PT17H30M36S" calcext:value-type="time">
            <text:p>05:30:36 PM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4656" calcext:value-type="float">
            <text:p>4656</text:p>
          </table:table-cell>
          <table:table-cell office:value-type="time" office:time-value="PT17H27M13S" calcext:value-type="time">
            <text:p>05:27:13 PM</text:p>
          </table:table-cell>
          <table:table-cell office:value-type="time" office:time-value="PT17H30M36S" calcext:value-type="time">
            <text:p>05:30:36 PM</text:p>
          </table:table-cell>
          <table:table-cell/>
        </table:table-row>
        <table:table-row table:style-name="ro1">
          <table:table-cell office:value-type="string" calcext:value-type="string">
            <text:p>Exp.10</text:p>
          </table:table-cell>
          <table:table-cell office:value-type="float" office:value="785" calcext:value-type="float">
            <text:p>785</text:p>
          </table:table-cell>
          <table:table-cell office:value-type="float" office:value="15225" calcext:value-type="float">
            <text:p>15225</text:p>
          </table:table-cell>
          <table:table-cell office:value-type="time" office:time-value="PT18H04M52S" calcext:value-type="time">
            <text:p>06:04:52 PM</text:p>
          </table:table-cell>
          <table:table-cell office:value-type="time" office:time-value="PT18H07M39S" calcext:value-type="time">
            <text:p>06:07:39 PM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4439" calcext:value-type="float">
            <text:p>4439</text:p>
          </table:table-cell>
          <table:table-cell office:value-type="time" office:time-value="PT18H04M59S" calcext:value-type="time">
            <text:p>06:04:59 PM</text:p>
          </table:table-cell>
          <table:table-cell office:value-type="time" office:time-value="PT18H07M39S" calcext:value-type="time">
            <text:p>06:07:39 PM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4815" calcext:value-type="float">
            <text:p>4815</text:p>
          </table:table-cell>
          <table:table-cell office:value-type="time" office:time-value="PT18H05M05S" calcext:value-type="time">
            <text:p>06:05:05 PM</text:p>
          </table:table-cell>
          <table:table-cell office:value-type="time" office:time-value="PT18H07M39S" calcext:value-type="time">
            <text:p>06:07:39 PM</text:p>
          </table:table-cell>
          <table:table-cell/>
        </table:table-row>
      </table:table>
      <table:table table:name="Sheet2" table:style-name="ta1">
        <table:table-column table:style-name="co4" table:number-columns-repeated="3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Default"/>
        <table:table-column table:style-name="co4" table:number-columns-repeated="2" table:default-cell-style-name="ce2"/>
        <table:table-column table:style-name="co4" table:number-columns-repeated="1009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Case1</text:p>
          </table:table-cell>
          <table:covered-table-cell office:value-type="string" calcext:value-type="string">
            <text:p>Case2</text:p>
          </table:covered-table-cell>
          <table:covered-table-cell table:number-columns-repeated="2" table:style-name="Default"/>
          <table:covered-table-cell office:value-type="string" calcext:value-type="string">
            <text:p>Case3</text:p>
          </table:covered-table-cell>
          <table:table-cell table:style-name="ce1" office:value-type="string" calcext:value-type="string" table:number-columns-spanned="5" table:number-rows-spanned="1">
            <text:p>case2</text:p>
          </table:table-cell>
          <table:covered-table-cell/>
          <table:covered-table-cell table:number-columns-repeated="2" table:style-name="Default"/>
          <table:covered-table-cell/>
          <table:table-cell table:style-name="ce1" office:value-type="string" calcext:value-type="string" table:number-columns-spanned="5" table:number-rows-spanned="1">
            <text:p>case3</text:p>
          </table:table-cell>
          <table:covered-table-cell/>
          <table:covered-table-cell table:number-columns-repeated="2" table:style-name="Default"/>
          <table:covered-table-cell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Processing</text:p>
          </table:table-cell>
          <table:table-cell office:value-type="string" calcext:value-type="string">
            <text:p>Attaching</text:p>
          </table:table-cell>
          <table:table-cell table:style-name="Default" office:value-type="string" calcext:value-type="string">
            <text:p>T-attach</text:p>
          </table:table-cell>
          <table:table-cell table:style-name="Default" office:value-type="string" calcext:value-type="string">
            <text:p>T-confirm</text:p>
          </table:table-cell>
          <table:table-cell office:value-type="string" calcext:value-type="string">
            <text:p>Confirming</text:p>
          </table:table-cell>
          <table:table-cell table:style-name="ce1" office:value-type="string" calcext:value-type="string">
            <text:p>Processing</text:p>
          </table:table-cell>
          <table:table-cell office:value-type="string" calcext:value-type="string">
            <text:p>Attaching</text:p>
          </table:table-cell>
          <table:table-cell table:style-name="Default" table:number-columns-repeated="2"/>
          <table:table-cell office:value-type="string" calcext:value-type="string">
            <text:p>Confirming</text:p>
          </table:table-cell>
          <table:table-cell table:style-name="ce1" office:value-type="string" calcext:value-type="string">
            <text:p>Processing</text:p>
          </table:table-cell>
          <table:table-cell office:value-type="string" calcext:value-type="string">
            <text:p>Attaching</text:p>
          </table:table-cell>
          <table:table-cell table:style-name="Default" table:number-columns-repeated="2"/>
          <table:table-cell office:value-type="string" calcext:value-type="string">
            <text:p>Confirm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.1</text:p>
          </table:table-cell>
          <table:table-cell office:value-type="float" office:value="724" calcext:value-type="float">
            <text:p>724</text:p>
          </table:table-cell>
          <table:table-cell office:value-type="float" office:value="35377" calcext:value-type="float">
            <text:p>35377</text:p>
          </table:table-cell>
          <table:table-cell office:value-type="time" office:time-value="PT21H41M37S" calcext:value-type="time">
            <text:p>09:41:37 PM</text:p>
          </table:table-cell>
          <table:table-cell office:value-type="time" office:time-value="PT21H43M58S" calcext:value-type="time">
            <text:p>09:43:58 PM</text:p>
          </table:table-cell>
          <table:table-cell table:style-name="ce2"/>
          <table:table-cell office:value-type="float" office:value="1099" calcext:value-type="float">
            <text:p>1099</text:p>
          </table:table-cell>
          <table:table-cell office:value-type="float" office:value="4858" calcext:value-type="float">
            <text:p>4858</text:p>
          </table:table-cell>
          <table:table-cell office:value-type="time" office:time-value="PT21H41M43S" calcext:value-type="time">
            <text:p>09:41:43 PM</text:p>
          </table:table-cell>
          <table:table-cell office:value-type="time" office:time-value="PT21H43M58S" calcext:value-type="time">
            <text:p>09:43:58 PM</text:p>
          </table:table-cell>
          <table:table-cell/>
          <table:table-cell office:value-type="float" office:value="1304" calcext:value-type="float">
            <text:p>1304</text:p>
          </table:table-cell>
          <table:table-cell office:value-type="float" office:value="4685" calcext:value-type="float">
            <text:p>4685</text:p>
          </table:table-cell>
          <table:table-cell office:value-type="time" office:time-value="PT21H41M50S" calcext:value-type="time">
            <text:p>09:41:50 PM</text:p>
          </table:table-cell>
          <table:table-cell office:value-type="time" office:time-value="PT21H43M58S" calcext:value-type="time">
            <text:p>09:43:58 P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p.2</text:p>
          </table:table-cell>
          <table:table-cell office:value-type="float" office:value="720" calcext:value-type="float">
            <text:p>720</text:p>
          </table:table-cell>
          <table:table-cell office:value-type="float" office:value="5201" calcext:value-type="float">
            <text:p>5201</text:p>
          </table:table-cell>
          <table:table-cell office:value-type="time" office:time-value="PT21H44M48S" calcext:value-type="time">
            <text:p>09:44:48 PM</text:p>
          </table:table-cell>
          <table:table-cell office:value-type="time" office:time-value="PT21H47M17S" calcext:value-type="time">
            <text:p>09:47:17 PM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0128" calcext:value-type="float">
            <text:p>10128</text:p>
          </table:table-cell>
          <table:table-cell office:value-type="time" office:time-value="PT21H47M35S" calcext:value-type="time">
            <text:p>09:47:35 PM</text:p>
          </table:table-cell>
          <table:table-cell office:value-type="time" office:time-value="PT21H48M25S" calcext:value-type="time">
            <text:p>09:48:25 PM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5117" calcext:value-type="float">
            <text:p>5117</text:p>
          </table:table-cell>
          <table:table-cell office:value-type="time" office:time-value="PT21H47M42S" calcext:value-type="time">
            <text:p>09:47:42 PM</text:p>
          </table:table-cell>
          <table:table-cell office:value-type="time" office:time-value="PT21H48M25S" calcext:value-type="time">
            <text:p>09:48:25 P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p.3</text:p>
          </table:table-cell>
          <table:table-cell office:value-type="float" office:value="730" calcext:value-type="float">
            <text:p>730</text:p>
          </table:table-cell>
          <table:table-cell office:value-type="float" office:value="36825" calcext:value-type="float">
            <text:p>36825</text:p>
          </table:table-cell>
          <table:table-cell office:value-type="time" office:time-value="PT21H47M48S" calcext:value-type="time">
            <text:p>09:47:48 PM</text:p>
          </table:table-cell>
          <table:table-cell office:value-type="time" office:time-value="PT21H48M25S" calcext:value-type="time">
            <text:p>09:48:25 PM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4161" calcext:value-type="float">
            <text:p>14161</text:p>
          </table:table-cell>
          <table:table-cell office:value-type="time" office:time-value="PT21H50M39S" calcext:value-type="time">
            <text:p>09:50:39 PM</text:p>
          </table:table-cell>
          <table:table-cell office:value-type="time" office:time-value="PT21H51M58S" calcext:value-type="time">
            <text:p>09:51:58 PM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4774" calcext:value-type="float">
            <text:p>4774</text:p>
          </table:table-cell>
          <table:table-cell office:value-type="time" office:time-value="PT21H44M42S" calcext:value-type="time">
            <text:p>09:44:42 PM</text:p>
          </table:table-cell>
          <table:table-cell office:value-type="time" office:time-value="PT21H47M17S" calcext:value-type="time">
            <text:p>09:47:17 PM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xp.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087" calcext:value-type="float">
            <text:p>5087</text:p>
          </table:table-cell>
          <table:table-cell table:style-name="ce4" office:value-type="time" office:time-value="PT21H53M43S" calcext:value-type="time">
            <text:p>09:53:43 PM</text:p>
          </table:table-cell>
          <table:table-cell table:style-name="ce3" table:number-columns-repeated="2"/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5430" calcext:value-type="float">
            <text:p>5430</text:p>
          </table:table-cell>
          <table:table-cell table:style-name="ce4" office:value-type="time" office:time-value="PT21H53M50S" calcext:value-type="time">
            <text:p>09:53:50 PM</text:p>
          </table:table-cell>
          <table:table-cell table:style-name="ce3" table:number-columns-repeated="2"/>
          <table:table-cell table:style-name="ce3" office:value-type="float" office:value="1443" calcext:value-type="float">
            <text:p>1443</text:p>
          </table:table-cell>
          <table:table-cell table:style-name="ce3" office:value-type="float" office:value="20677" calcext:value-type="float">
            <text:p>20677</text:p>
          </table:table-cell>
          <table:table-cell table:style-name="ce4" office:value-type="time" office:time-value="PT21H53M37S" calcext:value-type="time">
            <text:p>09:53:37 PM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Exp.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5024" calcext:value-type="float">
            <text:p>5024</text:p>
          </table:table-cell>
          <table:table-cell table:style-name="ce4" office:value-type="time" office:time-value="PT22H01M39S" calcext:value-type="time">
            <text:p>10:01:39 PM</text:p>
          </table:table-cell>
          <table:table-cell table:style-name="ce3" table:number-columns-repeated="2"/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13134" calcext:value-type="float">
            <text:p>13134</text:p>
          </table:table-cell>
          <table:table-cell table:style-name="ce4" office:value-type="time" office:time-value="PT21H57M46S" calcext:value-type="time">
            <text:p>09:57:46 PM</text:p>
          </table:table-cell>
          <table:table-cell table:style-name="ce3" table:number-columns-repeated="2"/>
          <table:table-cell table:style-name="ce3" office:value-type="float" office:value="1443" calcext:value-type="float">
            <text:p>1443</text:p>
          </table:table-cell>
          <table:table-cell table:style-name="ce3" office:value-type="float" office:value="4921" calcext:value-type="float">
            <text:p>4921</text:p>
          </table:table-cell>
          <table:table-cell table:style-name="ce4" office:value-type="time" office:time-value="PT21H56M42S" calcext:value-type="time">
            <text:p>09:56:42 PM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Exp.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3697" calcext:value-type="float">
            <text:p>33697</text:p>
          </table:table-cell>
          <table:table-cell table:style-name="ce4" office:value-type="time" office:time-value="PT22H00M34S" calcext:value-type="time">
            <text:p>10:00:34 PM</text:p>
          </table:table-cell>
          <table:table-cell table:style-name="ce3" table:number-columns-repeated="2"/>
          <table:table-cell table:style-name="ce3" office:value-type="float" office:value="1114" calcext:value-type="float">
            <text:p>1114</text:p>
          </table:table-cell>
          <table:table-cell table:style-name="ce3" office:value-type="float" office:value="5806" calcext:value-type="float">
            <text:p>5806</text:p>
          </table:table-cell>
          <table:table-cell table:style-name="ce4" office:value-type="time" office:time-value="PT22H00M40S" calcext:value-type="time">
            <text:p>10:00:40 PM</text:p>
          </table:table-cell>
          <table:table-cell table:style-name="ce3" table:number-columns-repeated="2"/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50021" calcext:value-type="float">
            <text:p>50021</text:p>
          </table:table-cell>
          <table:table-cell table:style-name="ce4" office:value-type="time" office:time-value="PT22H01M33S" calcext:value-type="time">
            <text:p>10:01:33 PM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Exp.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7321" calcext:value-type="float">
            <text:p>7321</text:p>
          </table:table-cell>
          <table:table-cell table:style-name="ce4" office:value-type="time" office:time-value="PT22H07M35S" calcext:value-type="time">
            <text:p>10:07:35 PM</text:p>
          </table:table-cell>
          <table:table-cell table:style-name="ce3" table:number-columns-repeated="2"/>
          <table:table-cell table:style-name="ce3" office:value-type="float" office:value="1017" calcext:value-type="float">
            <text:p>1017</text:p>
          </table:table-cell>
          <table:table-cell table:style-name="ce3" office:value-type="float" office:value="5043" calcext:value-type="float">
            <text:p>5043</text:p>
          </table:table-cell>
          <table:table-cell table:style-name="ce4" office:value-type="time" office:time-value="PT22H07M41S" calcext:value-type="time">
            <text:p>10:07:41 PM</text:p>
          </table:table-cell>
          <table:table-cell table:style-name="ce3" table:number-columns-repeated="2"/>
          <table:table-cell table:style-name="ce3" office:value-type="float" office:value="1523" calcext:value-type="float">
            <text:p>1523</text:p>
          </table:table-cell>
          <table:table-cell table:style-name="ce3" office:value-type="float" office:value="4786" calcext:value-type="float">
            <text:p>4786</text:p>
          </table:table-cell>
          <table:table-cell table:style-name="ce4" office:value-type="time" office:time-value="PT22H04M47S" calcext:value-type="time">
            <text:p>10:04:47 PM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Exp.8</text:p>
          </table:table-cell>
          <table:table-cell office:value-type="float" office:value="700" calcext:value-type="float">
            <text:p>700</text:p>
          </table:table-cell>
          <table:table-cell office:value-type="float" office:value="6024" calcext:value-type="float">
            <text:p>6024</text:p>
          </table:table-cell>
          <table:table-cell office:value-type="time" office:time-value="PT22H13M37S" calcext:value-type="time">
            <text:p>10:13:37 PM</text:p>
          </table:table-cell>
          <table:table-cell office:value-type="time" office:time-value="PT22H16M52S" calcext:value-type="time">
            <text:p>10:16:52 PM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5850" calcext:value-type="float">
            <text:p>5850</text:p>
          </table:table-cell>
          <table:table-cell office:value-type="time" office:time-value="PT22H13M44S" calcext:value-type="time">
            <text:p>10:13:44 PM</text:p>
          </table:table-cell>
          <table:table-cell office:value-type="time" office:time-value="PT22H16M52S" calcext:value-type="time">
            <text:p>10:16:52 PM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5191" calcext:value-type="float">
            <text:p>5191</text:p>
          </table:table-cell>
          <table:table-cell office:value-type="time" office:time-value="PT22H16M43S" calcext:value-type="time">
            <text:p>10:16:43 PM</text:p>
          </table:table-cell>
          <table:table-cell office:value-type="time" office:time-value="PT22H18M02S" calcext:value-type="time">
            <text:p>10:18:02 P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p.9</text:p>
          </table:table-cell>
          <table:table-cell office:value-type="float" office:value="716" calcext:value-type="float">
            <text:p>716</text:p>
          </table:table-cell>
          <table:table-cell office:value-type="float" office:value="36918" calcext:value-type="float">
            <text:p>36918</text:p>
          </table:table-cell>
          <table:table-cell office:value-type="time" office:time-value="PT23H54M36S" calcext:value-type="time">
            <text:p>11:54:36 PM</text:p>
          </table:table-cell>
          <table:table-cell office:value-type="time" office:time-value="PT23H58M06S" calcext:value-type="time">
            <text:p>11:58:06 PM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8157" calcext:value-type="float">
            <text:p>8157</text:p>
          </table:table-cell>
          <table:table-cell office:value-type="time" office:time-value="PT23H55M18S" calcext:value-type="time">
            <text:p>11:55:18 PM</text:p>
          </table:table-cell>
          <table:table-cell office:value-type="time" office:time-value="PT23H58M06S" calcext:value-type="time">
            <text:p>11:58:06 PM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4917" calcext:value-type="float">
            <text:p>4917</text:p>
          </table:table-cell>
          <table:table-cell office:value-type="time" office:time-value="PT23H55M25S" calcext:value-type="time">
            <text:p>11:55:25 PM</text:p>
          </table:table-cell>
          <table:table-cell office:value-type="time" office:time-value="PT23H58M06S" calcext:value-type="time">
            <text:p>11:58:06 P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p.10</text:p>
          </table:table-cell>
          <table:table-cell office:value-type="float" office:value="724" calcext:value-type="float">
            <text:p>724</text:p>
          </table:table-cell>
          <table:table-cell office:value-type="float" office:value="37450" calcext:value-type="float">
            <text:p>37450</text:p>
          </table:table-cell>
          <table:table-cell office:value-type="time" office:time-value="PT23H55M31S" calcext:value-type="time">
            <text:p>11:55:31 PM</text:p>
          </table:table-cell>
          <table:table-cell office:value-type="time" office:time-value="PT23H58M06S" calcext:value-type="time">
            <text:p>11:58:06 PM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180" calcext:value-type="float">
            <text:p>5180</text:p>
          </table:table-cell>
          <table:table-cell office:value-type="time" office:time-value="PT23H56M11S" calcext:value-type="time">
            <text:p>11:56:11 PM</text:p>
          </table:table-cell>
          <table:table-cell office:value-type="time" office:time-value="PT23H58M06S" calcext:value-type="time">
            <text:p>11:58:06 PM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5567" calcext:value-type="float">
            <text:p>5567</text:p>
          </table:table-cell>
          <table:table-cell office:value-type="time" office:time-value="PT23H56M17S" calcext:value-type="time">
            <text:p>11:56:17 PM</text:p>
          </table:table-cell>
          <table:table-cell office:value-type="time" office:time-value="PT23H58M06S" calcext:value-type="time">
            <text:p>11:58:06 PM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0:10:55.721920490</meta:creation-date>
    <dc:date>2020-04-22T18:10:49.265450191</dc:date>
    <meta:editing-duration>PT31M56S</meta:editing-duration>
    <meta:editing-cycles>6</meta:editing-cycles>
    <meta:generator>LibreOffice/6.0.7.3$Linux_X86_64 LibreOffice_project/00m0$Build-3</meta:generator>
    <meta:document-statistic meta:table-count="2" meta:cell-count="280" meta:object-count="0"/>
  </office:meta>
</office:document-meta>
</file>